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adbfc" officeooo:paragraph-rsid="001adbfc"/>
    </style:style>
    <style:style style:name="P2" style:family="paragraph" style:parent-style-name="Text_20_body">
      <style:text-properties officeooo:rsid="001d6925" officeooo:paragraph-rsid="001d6925"/>
    </style:style>
    <style:style style:name="P3" style:family="paragraph" style:parent-style-name="Text_20_body">
      <style:text-properties officeooo:rsid="001ee055" officeooo:paragraph-rsid="001ee055"/>
    </style:style>
    <style:style style:name="P4" style:family="paragraph" style:parent-style-name="Title">
      <style:text-properties officeooo:rsid="001adbfc" officeooo:paragraph-rsid="001adbfc"/>
    </style:style>
    <style:style style:name="P5" style:family="paragraph" style:parent-style-name="Heading_20_1">
      <style:text-properties officeooo:rsid="001adbfc" officeooo:paragraph-rsid="001adbfc"/>
    </style:style>
    <style:style style:name="P6" style:family="paragraph" style:parent-style-name="Heading_20_1">
      <style:text-properties officeooo:rsid="001c85e7" officeooo:paragraph-rsid="001c85e7"/>
    </style:style>
    <style:style style:name="P7" style:family="paragraph" style:parent-style-name="Heading_20_1">
      <style:text-properties officeooo:rsid="001ee055" officeooo:paragraph-rsid="001ee055"/>
    </style:style>
    <style:style style:name="T1" style:family="text">
      <style:text-properties officeooo:rsid="001c85e7"/>
    </style:style>
    <style:style style:name="T2" style:family="text">
      <style:text-properties officeooo:rsid="001ee0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me Design Document</text:p>
      <text:h text:style-name="P5" text:outline-level="1">System Requirements</text:h>
      <text:p text:style-name="P1">The game should be built to run on any machine that has at least OpenGL ES 2.0 or OpenGL 3.1, regardless of the operating system. That means that all game code has to be portable to as many platforms as possible while focusing on Linux and Windows platforms. Development happens on an AMD graphics card.</text:p>
      <text:h text:style-name="P5" text:outline-level="1">User Requirements</text:h>
      <text:p text:style-name="P1">The game needs to have support for at least keyboard controls and game pad controls. When the game starts, the first thing the user sees is a small intro scene in which the theme music is played and the player gets to see a small introduction to the story. This part has to be skippable. After that a menu appears with the options „Start New Game“, „Load Game“, „Credits“ and „Exit“. The „Start New Game“ option directly loads the first story level and continues from there. The „Load Game“ option displays a list of saved games the player can continue to play along with the options for „Delete Game“ and „Copy Game“. „Delete Game“ deletes the currently selected game and „Copy Game“ copies the currently selected game state into a new entry. „Copy Game“ has to ask for the new games name. The „Credits“ option switches to the credits page to give proper credit to all developers involved. The „Exit“ option terminates the application. <text:span text:style-name="T1">The whole menu has to be controllable with a game controller, even the text input.</text:span></text:p>
      <text:h text:style-name="P6" text:outline-level="1">Game Mechanics</text:h>
      <text:p text:style-name="P2">The game mechanics consist of a small animated sprite, the player, which has the ability to shoot bullets (possibly using an item), jump, run and walk through a two dimensional platformer level. The level consists of jumping puzzles, enemies which have to be avoided and items which can be used for various purposes like healh regen or more powerful bullets to shoot. When the level starts, the player stands in a save place without the danger of being killed immediatly. When the player gets to a certain distance to one side of the screen the camera should start to smoothly follow the player through the level. The end of the level is always a small boss battle with a unique character that fits the theme of the level. If the player dies he loses one life and has to start the level at the beginning, except for the boss battle which works like a save point. <text:span text:style-name="T2">When the player runs out of lives the game displays a „Game Over“ screen and returns to the main menu.</text:span></text:p>
      <text:h text:style-name="P7" text:outline-level="1">Technology</text:h>
      <text:p text:style-name="P3">The technology used is the Neo Game Engine for graphics, sound, input and scripting, Tiled as a 2D level editor, GIMP and Krita as image creation programs and Audacity for audio editing. All scripts are written in the Lua programming language. Sprites are converted to the PNG format before u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30T12:43:21.414357428</meta:creation-date>
    <dc:date>2015-10-30T13:15:15.352880537</dc:date>
    <meta:editing-duration>PT31M52S</meta:editing-duration>
    <meta:editing-cycles>5</meta:editing-cycles>
    <meta:generator>LibreOffice/4.4.5.2$Linux_X86_64 LibreOffice_project/40$Build-2</meta:generator>
    <meta:document-statistic meta:table-count="0" meta:image-count="0" meta:object-count="0" meta:page-count="1" meta:paragraph-count="9" meta:word-count="470" meta:character-count="2664" meta:non-whitespace-character-count="2203"/>
  </office:meta>
</office:document-meta>
</file>